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Iosevka NF" svg:font-family="'Iosevka NF'"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Iosevka NF" fo:font-size="2pt" officeooo:rsid="0001df20" officeooo:paragraph-rsid="0001df20" style:font-size-asian="1.75pt" style:font-size-complex="2pt"/>
    </style:style>
    <style:style style:name="P2" style:family="paragraph" style:parent-style-name="Standard">
      <style:text-properties style:font-name="Iosevka NF" fo:font-size="2pt" officeooo:rsid="00023530" officeooo:paragraph-rsid="00023530" style:font-size-asian="1.75pt" style:font-size-complex="2pt"/>
    </style:style>
    <style:style style:name="P3" style:family="paragraph" style:parent-style-name="Standard">
      <style:text-properties style:font-name="Iosevka NF" fo:font-size="2pt" officeooo:rsid="0002f18f" officeooo:paragraph-rsid="0002f18f" style:font-size-asian="1.75pt" style:font-size-complex="2pt"/>
    </style:style>
    <style:style style:name="P4" style:family="paragraph" style:parent-style-name="Standard">
      <style:text-properties style:font-name="Iosevka NF" fo:font-size="2pt" officeooo:rsid="0003657e" officeooo:paragraph-rsid="0003657e" style:font-size-asian="1.75pt" style:font-size-complex="2pt"/>
    </style:style>
    <style:style style:name="P5" style:family="paragraph" style:parent-style-name="Standard">
      <style:text-properties style:font-name="Iosevka NF" fo:font-size="2pt" officeooo:rsid="0005cd3c" officeooo:paragraph-rsid="0005cd3c" style:font-size-asian="1.75pt" style:font-size-complex="2pt"/>
    </style:style>
    <style:style style:name="P6" style:family="paragraph" style:parent-style-name="Standard">
      <style:text-properties style:font-name="Iosevka NF" fo:font-size="2pt" officeooo:rsid="00074d4e" officeooo:paragraph-rsid="00074d4e" style:font-size-asian="1.75pt" style:font-size-complex="2pt"/>
    </style:style>
    <style:style style:name="P7" style:family="paragraph" style:parent-style-name="Standard">
      <style:text-properties style:font-name="Iosevka NF" fo:font-size="2pt" officeooo:rsid="00023530" officeooo:paragraph-rsid="0009b6fa" style:font-size-asian="1.75pt" style:font-size-complex="2pt"/>
    </style:style>
    <style:style style:name="P8" style:family="paragraph" style:parent-style-name="Standard">
      <style:text-properties style:font-name="Iosevka NF" fo:font-size="2pt" officeooo:rsid="0001df20" officeooo:paragraph-rsid="0009b6fa" style:font-size-asian="1.75pt" style:font-size-complex="2pt"/>
    </style:style>
    <style:style style:name="P9" style:family="paragraph" style:parent-style-name="Standard">
      <style:text-properties style:font-name="Iosevka NF" fo:font-size="2pt" officeooo:rsid="000b5c91" officeooo:paragraph-rsid="000b5c91" style:font-size-asian="1.75pt" style:font-size-complex="2pt"/>
    </style:style>
    <style:style style:name="P10" style:family="paragraph" style:parent-style-name="Standard">
      <style:text-properties style:font-name="Iosevka NF" fo:font-size="2pt" officeooo:rsid="000bcf7d" officeooo:paragraph-rsid="000bcf7d" style:font-size-asian="1.75pt" style:font-size-complex="2pt"/>
    </style:style>
    <style:style style:name="T1" style:family="text">
      <style:text-properties officeooo:rsid="00023530"/>
    </style:style>
    <style:style style:name="T2" style:family="text">
      <style:text-properties officeooo:rsid="0002f18f"/>
    </style:style>
    <style:style style:name="T3" style:family="text">
      <style:text-properties officeooo:rsid="00040329"/>
    </style:style>
    <style:style style:name="T4" style:family="text">
      <style:text-properties officeooo:rsid="0009000c"/>
    </style:style>
    <style:style style:name="T5" style:family="text">
      <style:text-properties officeooo:rsid="000b5c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pipe</text:p>
      <text:p text:style-name="P1">Stealth</text:p>
      <text:p text:style-name="P1">RiMusic</text:p>
      <text:p text:style-name="P1"/>
      <text:p text:style-name="P1">Google Account</text:p>
      <text:p text:style-name="P1"/>
      <text:p text:style-name="P1">Discord</text:p>
      <text:p text:style-name="P1">Spotify</text:p>
      <text:p text:style-name="P1">Steam</text:p>
      <text:p text:style-name="P1"/>
      <text:p text:style-name="P1">I know we didn’t save the document so rip on that but this was bassically where we were. <text:span text:style-name="T2">I</text:span> <text:span text:style-name="T2">c</text:span>ant really remember all I wrote about but yeah. I know it was something like steam was I want to play overwatrch and wizard 101. spotify was that I iditn want to lsietn to music, discord was I already checked today. I already used reddit for porn, and yeah that was bassically it. Love you. <text:s/>Sorry for not saving. </text:p>
      <text:p text:style-name="P2"/>
      <text:p text:style-name="P3">I mean and then all I have is chase, xfinity, and job searching attached to me. </text:p>
      <text:p text:style-name="P3"/>
      <text:p text:style-name="P4">So, im pretty sure ive got steam working. Not sure if ill actually perform optimally. But to be seen. so. Wizard 101. fucking hate how I cant transfer my wizard 10 steam. Officaially. The pacthed way is to copy the save profiel over tot he steam folder but idk how much I trust this. Buyt yeah its wortht a try. Bc if im being real. I don’t want to use sepertae launchger especially bs these are the only 2 games I play. Bummer. Right so whats next? Oh reddit and youtube. So freetube is good and seems to be the only youttube desktop client available sad. It doesn’t support theming, havnt tried any reddit cleints but yeah hopefully they allow themeing. If not rip. Reddit youtube and steam will eb the only apps along with obs that cannot be themed. Sad. </text:p>
      <text:p text:style-name="P4"/>
      <text:p text:style-name="P4">So, I know ill probably need these packages.</text:p>
      <text:p text:style-name="P4"/>
      <text:p text:style-name="P4">Gamemode – <text:span text:style-name="T3">Game</text:span> Optimizations</text:p>
      <text:p text:style-name="P4">Gamescope – Manage Displays</text:p>
      <text:p text:style-name="P4">MangoHUD – <text:span text:style-name="T3">Performance</text:span> Monitor</text:p>
      <text:p text:style-name="P4">Protonup-qt – Install Runnners</text:p>
      <text:p text:style-name="P4"/>
      <text:p text:style-name="P5">so initial performace is promising tbh.</text:p>
      <text:p text:style-name="P5"/>
      <text:p text:style-name="P6">Im off reddit and youtube. Its truly controlled. Now as for redit. Why is so addictive to me. Because of the porn. The incest, egirl, femboy, twitch girls posts are what im addicted too. The frontpage of reddit is bullshit. Commentarey bullkshit maskeraiding as insight. Im done with reddit. As for youtube. I have nothing more to learn. Its all the same shit. I know my talent. Its technology. Mostly software. My os being archlinux and using only foss. I have nothing more to learn. And I most certainly shouldn’t consume more of the mind numbing content. <text:span text:style-name="T4">So yeah. Im much more efficient looking at documentation and wikis for software and services than watching a summery on youtube. </text:span></text:p>
      <text:p text:style-name="P6"/>
      <text:p text:style-name="P8">Steam <text:span text:style-name="T1">for </text:span><text:span text:style-name="T5">G</text:span><text:span text:style-name="T1">aming</text:span></text:p>
      <text:p text:style-name="P8"><text:span text:style-name="T4">Rumble </text:span><text:span text:style-name="T1">for </text:span><text:span text:style-name="T5">Streaming</text:span></text:p>
      <text:p text:style-name="P9">Odysee for Videos</text:p>
      <text:p text:style-name="P7"><text:span text:style-name="T2">D</text:span>iscord for <text:span text:style-name="T5">C</text:span>ommunites</text:p>
      <text:p text:style-name="P7"><text:span text:style-name="T2">S</text:span>potify for <text:span text:style-name="T5">M</text:span>usic</text:p>
      <text:p text:style-name="P7"/>
      <text:p text:style-name="P10">so. I agree with dessing fem. Don’t let the world know that please. Keep that bewteen us. </text:p>
      <text:p text:style-name="P10"/>
      <text:p text:style-name="P10">Hey I don’t want to game anymore. Its not worth it. So you see my dot files right. That is what my digital life is. Software wise.</text:p>
      <text:p text:style-name="P10"/>
      <text:p text:style-name="P10">Should I ditch the pc? I have this laptop. The actual laptop I want is something from novacustom. But regardless. Getting used to using a laptop. No gaming. Only productivity. Learning. I think im down. Lets leave the pc. What is the digital plan?</text:p>
      <text:p text:style-name="P10"/>
      <text:p text:style-name="P10">15 minute cities</text:p>
      <text:p text:style-name="P10">CBDC</text:p>
      <text:p text:style-name="P10">Required cell phones</text:p>
      <text:p text:style-name="P10">Mandatory Vaccines</text:p>
      <text:p text:style-name="P10"/>
      <text:p text:style-name="P10">okay. Let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Iosevka NF" svg:font-family="'Iosevka NF'"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4T21:46:46.879585473</meta:creation-date>
    <dc:date>2024-03-05T03:31:29.171969511</dc:date>
    <meta:editing-duration>PT2H31M13S</meta:editing-duration>
    <meta:editing-cycles>11</meta:editing-cycles>
    <meta:generator>LibreOffice/7.6.5.2$Linux_X86_64 LibreOffice_project/60$Build-2</meta:generator>
    <meta:document-statistic meta:table-count="0" meta:image-count="0" meta:object-count="0" meta:page-count="1" meta:paragraph-count="30" meta:word-count="501" meta:character-count="2812" meta:non-whitespace-character-count="2330"/>
  </office:meta>
</office:document-meta>
</file>